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3333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cm" svg:stroke-color="#808080" draw:marker-end="Arrow" draw:fill="solid" draw:fill-color="#cccccc" draw:textarea-vertical-align="middle"/>
    </style:style>
    <style:style style:name="gr3" style:family="graphic" style:parent-style-name="objectwithoutfill">
      <style:graphic-properties svg:stroke-width="0.1cm" svg:stroke-color="#00cc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stroke-dash="Fine_20_Dashed_20__28_var_29_" svg:stroke-color="#000000" draw:fill="none" draw:fill-color="#ffffff" fo:min-height="1cm"/>
    </style:style>
    <style:style style:name="gr6" style:family="graphic" style:parent-style-name="objectwithoutfill">
      <style:graphic-properties svg:stroke-width="0.1cm" svg:stroke-color="#66ff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3333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draw:stroke-dash="Fine_20_Dashed_20__28_var_29_"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1.9cm"/>
    </style:style>
    <style:style style:name="gr12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661900" draw:secondary-fill-color="#cfe7f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3" style:family="graphic" style:parent-style-name="standard">
      <style:graphic-properties draw:stroke="none" draw:fill="solid" draw:fill-color="#661900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33% 58%" fo:font-size="28pt" style:font-size-asian="28pt" style:font-size-complex="28pt"/>
    </style:style>
    <style:style style:name="T3" style:family="text">
      <style:text-properties style:text-position="-33% 58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9.022cm" svg:y1="10.979cm" svg:x2="9.022cm" svg:y2="7.979cm">
          <text:p/>
        </draw:line>
        <draw:rect draw:style-name="gr2" draw:text-style-name="P1" draw:layer="layout" svg:width="17.64cm" svg:height="5.969cm" draw:transform="skewX (0.789586953602086) translate (9.019cm 11cm)">
          <text:p/>
        </draw:rect>
        <draw:line draw:style-name="gr3" draw:text-style-name="P1" draw:layer="layout" svg:x1="9.022cm" svg:y1="10.979cm" svg:x2="12.022cm" svg:y2="10.979cm">
          <text:p/>
        </draw:line>
        <draw:line draw:style-name="gr4" draw:text-style-name="P1" draw:layer="layout" svg:x1="9.021cm" svg:y1="10.979cm" svg:x2="6.9cm" svg:y2="13.1cm">
          <text:p/>
        </draw:line>
        <draw:frame draw:style-name="gr5" draw:layer="layout" svg:width="3.3cm" svg:height="1.25cm" svg:x="25.7cm" svg:y="14cm">
          <draw:text-box>
            <text:p>x-Achse</text:p>
          </draw:text-box>
        </draw:frame>
        <draw:frame draw:style-name="gr5" draw:layer="layout" svg:width="3.3cm" svg:height="1.25cm" svg:x="25.7cm" svg:y="15cm">
          <draw:text-box>
            <text:p>y-Achse</text:p>
          </draw:text-box>
        </draw:frame>
        <draw:frame draw:style-name="gr5" draw:layer="layout" svg:width="3.3cm" svg:height="1.25cm" svg:x="25.7cm" svg:y="15.95cm">
          <draw:text-box>
            <text:p>z-Achse</text:p>
          </draw:text-box>
        </draw:frame>
        <draw:line draw:style-name="gr4" draw:text-style-name="P1" draw:layer="layout" svg:x1="25.378cm" svg:y1="14.1cm" svg:x2="24.6cm" svg:y2="14.878cm">
          <text:p/>
        </draw:line>
        <draw:line draw:style-name="gr6" draw:text-style-name="P1" draw:layer="layout" svg:x1="24.6cm" svg:y1="15.5cm" svg:x2="25.7cm" svg:y2="15.5cm">
          <text:p/>
        </draw:line>
        <draw:line draw:style-name="gr7" draw:text-style-name="P1" draw:layer="layout" svg:x1="25cm" svg:y1="17cm" svg:x2="25cm" svg:y2="15.9cm">
          <text:p/>
        </draw:line>
        <draw:rect draw:style-name="gr8" draw:text-style-name="P1" draw:layer="layout" svg:width="4.7cm" svg:height="3.5cm" svg:x="24.1cm" svg:y="13.8cm">
          <text:p/>
        </draw:rect>
        <draw:frame draw:style-name="gr5" draw:layer="layout" svg:width="2.9cm" svg:height="1.25cm" svg:x="6.3cm" svg:y="10.15cm">
          <draw:text-box>
            <text:p>n-frame</text:p>
          </draw:text-box>
        </draw:frame>
        <draw:line draw:style-name="gr9" draw:text-style-name="P1" draw:layer="layout" svg:x1="18.921cm" svg:y1="7.4cm" svg:x2="16.8cm" svg:y2="9.521cm">
          <text:p/>
        </draw:line>
        <draw:line draw:style-name="gr10" draw:text-style-name="P1" draw:layer="layout" svg:x1="12.8cm" svg:y1="9.9cm" svg:x2="15.8cm" svg:y2="9.9cm">
          <text:p/>
        </draw:line>
        <draw:line draw:style-name="gr10" draw:text-style-name="P1" draw:layer="layout" svg:x1="16.4cm" svg:y1="13.4cm" svg:x2="16.4cm" svg:y2="10.4cm">
          <text:p/>
        </draw:line>
        <draw:frame draw:style-name="gr11" draw:text-style-name="P2" draw:layer="layout" svg:width="2.4cm" svg:height="2.15cm" svg:x="18.9cm" svg:y="7.35cm">
          <draw:text-box>
            <text:p><text:span text:style-name="T1">F</text:span><text:span text:style-name="T2">n</text:span><text:span text:style-name="T3">x</text:span></text:p>
          </draw:text-box>
        </draw:frame>
        <draw:frame draw:style-name="gr11" draw:text-style-name="P2" draw:layer="layout" svg:width="2.4cm" svg:height="2.15cm" svg:x="16.7cm" svg:y="12.65cm">
          <draw:text-box>
            <text:p><text:span text:style-name="T1">F</text:span><text:span text:style-name="T2">n</text:span><text:span text:style-name="T3">z</text:span></text:p>
          </draw:text-box>
        </draw:frame>
        <draw:frame draw:style-name="gr11" draw:text-style-name="P2" draw:layer="layout" svg:width="2.4cm" svg:height="2.15cm" svg:x="12.1cm" svg:y="8.3cm">
          <draw:text-box>
            <text:p><text:span text:style-name="T1">F</text:span><text:span text:style-name="T2">n</text:span><text:span text:style-name="T3">y</text:span></text:p>
          </draw:text-box>
        </draw:frame>
        <dr3d:scene draw:style-name="gr12" svg:width="1.4cm" svg:height="1.4cm" svg:x="15.7cm" svg:y="9.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3" draw:layer="layout"/>
        </dr3d:sce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2T11:03:08.34</meta:creation-date>
    <dc:date>2015-01-28T20:30:40.19</dc:date>
    <meta:editing-duration>P1DT8H2M15S</meta:editing-duration>
    <meta:editing-cycles>13</meta:editing-cycles>
    <meta:generator>OpenOffice/4.0.0$Win32 OpenOffice.org_project/400m3$Build-9702</meta:generator>
    <meta:document-statistic meta:object-count="20"/>
  </office:meta>
</office:document-meta>
</file>